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8f8a6" officeooo:paragraph-rsid="0008f8a6"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449f35" officeooo:paragraph-rsid="00449f35"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officeooo:rsid="00449f35" officeooo:paragraph-rsid="005dbd91"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449f35" officeooo:paragraph-rsid="007616ec"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449f35" officeooo:paragraph-rsid="0096693c"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449f35" officeooo:paragraph-rsid="00768ec8" fo:background-color="#ff3333"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10b57a" officeooo:paragraph-rsid="0048a92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0b57a" officeooo:paragraph-rsid="0010b57a"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5037e8" officeooo:paragraph-rsid="00449f35"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5a4b48" officeooo:paragraph-rsid="005dbd91"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70a489" officeooo:paragraph-rsid="007616ec"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838d6d" officeooo:paragraph-rsid="00838d6d" fo:background-color="#ff3333"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officeooo:paragraph-rsid="003b06b5" style:font-size-asian="14pt" style:font-size-complex="14pt"/>
    </style:style>
    <style:style style:name="P14" style:family="paragraph" style:parent-style-name="Standard">
      <style:paragraph-properties fo:text-align="start" style:justify-single-word="false"/>
      <style:text-properties fo:font-size="14pt" fo:language="el" fo:country="GR" officeooo:rsid="003446c1" officeooo:paragraph-rsid="003b06b5" style:font-size-asian="14pt" style:font-size-complex="14pt"/>
    </style:style>
    <style:style style:name="P15" style:family="paragraph" style:parent-style-name="Standard">
      <style:paragraph-properties fo:text-align="start" style:justify-single-word="false"/>
      <style:text-properties fo:font-size="14pt" fo:language="el" fo:country="GR" fo:font-weight="bold" officeooo:rsid="003b06b5" officeooo:paragraph-rsid="003e043e"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officeooo:rsid="0070a489" officeooo:paragraph-rsid="007616e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bold" officeooo:rsid="00449f35" officeooo:paragraph-rsid="00b12a02"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449f35" officeooo:paragraph-rsid="00b37273"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449f35" officeooo:paragraph-rsid="00b747d9"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449f35" officeooo:paragraph-rsid="00bec740" style:font-size-asian="14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449f35" officeooo:paragraph-rsid="00768ec8" fo:background-color="#ff3333" style:font-size-asian="14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0b7125e" officeooo:paragraph-rsid="00b7125e" fo:background-color="#ff3333" style:font-size-asian="14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85fd00" officeooo:paragraph-rsid="0085fd00" fo:background-color="#ff3333" style:font-size-asian="14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c7cf43" officeooo:paragraph-rsid="00c7cf43" fo:background-color="#ff3333" style:font-size-asian="14pt" style:font-weight-asian="bold" style:font-size-complex="14pt" style:font-weight-complex="bold"/>
    </style:style>
    <style:style style:name="P25" style:family="paragraph" style:parent-style-name="Standard">
      <style:paragraph-properties fo:text-align="start" style:justify-single-word="false"/>
      <style:text-properties fo:font-size="14pt" officeooo:paragraph-rsid="003e043e" style:font-size-asian="14pt" style:font-size-complex="14pt"/>
    </style:style>
    <style:style style:name="P26" style:family="paragraph" style:parent-style-name="Standard">
      <style:paragraph-properties fo:text-align="start" style:justify-single-word="false"/>
      <style:text-properties fo:font-size="14pt" officeooo:paragraph-rsid="00bd0af4" style:font-size-asian="14pt" style:font-size-complex="14pt"/>
    </style:style>
    <style:style style:name="T1" style:family="text">
      <style:text-properties officeooo:rsid="000a9789"/>
    </style:style>
    <style:style style:name="T2" style:family="text">
      <style:text-properties fo:font-weight="normal" style:font-weight-asian="normal" style:font-weight-complex="normal"/>
    </style:style>
    <style:style style:name="T3" style:family="text">
      <style:text-properties fo:font-weight="normal" officeooo:rsid="0009d656" style:font-weight-asian="normal" style:font-weight-complex="normal"/>
    </style:style>
    <style:style style:name="T4" style:family="text">
      <style:text-properties fo:font-weight="normal" officeooo:rsid="000a9789" style:font-weight-asian="normal" style:font-weight-complex="normal"/>
    </style:style>
    <style:style style:name="T5" style:family="text">
      <style:text-properties fo:font-weight="normal" officeooo:rsid="0008f8a6" style:font-weight-asian="normal" style:font-weight-complex="normal"/>
    </style:style>
    <style:style style:name="T6" style:family="text">
      <style:text-properties fo:font-weight="normal" officeooo:rsid="00180cb3" style:font-weight-asian="normal" style:font-weight-complex="normal"/>
    </style:style>
    <style:style style:name="T7" style:family="text">
      <style:text-properties fo:font-weight="normal" officeooo:rsid="005037e8" style:font-weight-asian="normal" style:font-weight-complex="normal"/>
    </style:style>
    <style:style style:name="T8" style:family="text">
      <style:text-properties fo:font-weight="normal" officeooo:rsid="005237b5" style:font-weight-asian="normal" style:font-weight-complex="normal"/>
    </style:style>
    <style:style style:name="T9" style:family="text">
      <style:text-properties fo:font-weight="normal" officeooo:rsid="00539668" style:font-weight-asian="normal" style:font-weight-complex="normal"/>
    </style:style>
    <style:style style:name="T10" style:family="text">
      <style:text-properties fo:font-weight="normal" officeooo:rsid="0057900b" style:font-weight-asian="normal" style:font-weight-complex="normal"/>
    </style:style>
    <style:style style:name="T11" style:family="text">
      <style:text-properties fo:font-weight="normal" officeooo:rsid="005a4b48" style:font-weight-asian="normal" style:font-weight-complex="normal"/>
    </style:style>
    <style:style style:name="T12" style:family="text">
      <style:text-properties fo:font-weight="normal" officeooo:rsid="0063daa4" style:font-weight-asian="normal" style:font-weight-complex="normal"/>
    </style:style>
    <style:style style:name="T13" style:family="text">
      <style:text-properties fo:font-weight="normal" officeooo:rsid="0065d01f" style:font-weight-asian="normal" style:font-weight-complex="normal"/>
    </style:style>
    <style:style style:name="T14" style:family="text">
      <style:text-properties fo:font-weight="normal" officeooo:rsid="006b70b1" style:font-weight-asian="normal" style:font-weight-complex="normal"/>
    </style:style>
    <style:style style:name="T15" style:family="text">
      <style:text-properties fo:font-weight="normal" officeooo:rsid="006d50e4" style:font-weight-asian="normal" style:font-weight-complex="normal"/>
    </style:style>
    <style:style style:name="T16" style:family="text">
      <style:text-properties fo:font-weight="normal" officeooo:rsid="006f3d59" style:font-weight-asian="normal" style:font-weight-complex="normal"/>
    </style:style>
    <style:style style:name="T17" style:family="text">
      <style:text-properties fo:font-weight="normal" officeooo:rsid="0070a489" style:font-weight-asian="normal" style:font-weight-complex="normal"/>
    </style:style>
    <style:style style:name="T18" style:family="text">
      <style:text-properties fo:font-weight="normal" officeooo:rsid="0071f522" style:font-weight-asian="normal" style:font-weight-complex="normal"/>
    </style:style>
    <style:style style:name="T19" style:family="text">
      <style:text-properties fo:font-weight="normal" officeooo:rsid="0072908a" style:font-weight-asian="normal" style:font-weight-complex="normal"/>
    </style:style>
    <style:style style:name="T20" style:family="text">
      <style:text-properties fo:font-weight="normal" officeooo:rsid="0073aefd" style:font-weight-asian="normal" style:font-weight-complex="normal"/>
    </style:style>
    <style:style style:name="T21" style:family="text">
      <style:text-properties fo:font-weight="normal" officeooo:rsid="00768ec8" style:font-weight-asian="normal" style:font-weight-complex="normal"/>
    </style:style>
    <style:style style:name="T22" style:family="text">
      <style:text-properties fo:font-weight="normal" officeooo:rsid="007ece47" style:font-weight-asian="normal" style:font-weight-complex="normal"/>
    </style:style>
    <style:style style:name="T23" style:family="text">
      <style:text-properties fo:font-weight="normal" officeooo:rsid="0081d8fb" style:font-weight-asian="normal" style:font-weight-complex="normal"/>
    </style:style>
    <style:style style:name="T24" style:family="text">
      <style:text-properties fo:font-weight="normal" officeooo:rsid="0093a944" style:font-weight-asian="normal" style:font-weight-complex="normal"/>
    </style:style>
    <style:style style:name="T25" style:family="text">
      <style:text-properties fo:font-weight="normal" officeooo:rsid="0095d21c" style:font-weight-asian="normal" style:font-weight-complex="normal"/>
    </style:style>
    <style:style style:name="T26" style:family="text">
      <style:text-properties fo:font-weight="normal" officeooo:rsid="0096693c" style:font-weight-asian="normal" style:font-weight-complex="normal"/>
    </style:style>
    <style:style style:name="T27" style:family="text">
      <style:text-properties fo:font-weight="normal" officeooo:rsid="00988d57" style:font-weight-asian="normal" style:font-weight-complex="normal"/>
    </style:style>
    <style:style style:name="T28" style:family="text">
      <style:text-properties fo:font-weight="normal" officeooo:rsid="009b203c" style:font-weight-asian="normal" style:font-weight-complex="normal"/>
    </style:style>
    <style:style style:name="T29" style:family="text">
      <style:text-properties fo:font-weight="normal" officeooo:rsid="00a24ab9" style:font-weight-asian="normal" style:font-weight-complex="normal"/>
    </style:style>
    <style:style style:name="T30" style:family="text">
      <style:text-properties fo:font-weight="normal" officeooo:rsid="00a5a962" style:font-weight-asian="normal" style:font-weight-complex="normal"/>
    </style:style>
    <style:style style:name="T31" style:family="text">
      <style:text-properties fo:font-weight="normal" officeooo:rsid="00a5e19b" style:font-weight-asian="normal" style:font-weight-complex="normal"/>
    </style:style>
    <style:style style:name="T32" style:family="text">
      <style:text-properties fo:font-weight="normal" officeooo:rsid="00b12a02" style:font-weight-asian="normal" style:font-weight-complex="normal"/>
    </style:style>
    <style:style style:name="T33" style:family="text">
      <style:text-properties fo:font-weight="normal" officeooo:rsid="00b2e5d4" style:font-weight-asian="normal" style:font-weight-complex="normal"/>
    </style:style>
    <style:style style:name="T34" style:family="text">
      <style:text-properties fo:font-weight="normal" officeooo:rsid="00b58ff5" style:font-weight-asian="normal" style:font-weight-complex="normal"/>
    </style:style>
    <style:style style:name="T35" style:family="text">
      <style:text-properties fo:font-weight="normal" officeooo:rsid="00b747d9" style:font-weight-asian="normal" style:font-weight-complex="normal"/>
    </style:style>
    <style:style style:name="T36" style:family="text">
      <style:text-properties fo:font-weight="normal" officeooo:rsid="00b91ea9" style:font-weight-asian="normal" style:font-weight-complex="normal"/>
    </style:style>
    <style:style style:name="T37" style:family="text">
      <style:text-properties fo:font-weight="normal" officeooo:rsid="00bec740" style:font-weight-asian="normal" style:font-weight-complex="normal"/>
    </style:style>
    <style:style style:name="T38" style:family="text">
      <style:text-properties fo:font-weight="normal" officeooo:rsid="00bf578e" style:font-weight-asian="normal" style:font-weight-complex="normal"/>
    </style:style>
    <style:style style:name="T39" style:family="text">
      <style:text-properties fo:font-weight="normal" officeooo:rsid="00c28972" style:font-weight-asian="normal" style:font-weight-complex="normal"/>
    </style:style>
    <style:style style:name="T40" style:family="text">
      <style:text-properties fo:font-weight="normal" officeooo:rsid="00c2ee1a" style:font-weight-asian="normal" style:font-weight-complex="normal"/>
    </style:style>
    <style:style style:name="T41" style:family="text">
      <style:text-properties fo:font-weight="normal" officeooo:rsid="00c4630a" style:font-weight-asian="normal" style:font-weight-complex="normal"/>
    </style:style>
    <style:style style:name="T42" style:family="text">
      <style:text-properties officeooo:rsid="0015f234"/>
    </style:style>
    <style:style style:name="T43" style:family="text">
      <style:text-properties officeooo:rsid="001d77b0"/>
    </style:style>
    <style:style style:name="T44" style:family="text">
      <style:text-properties fo:language="el" fo:country="GR"/>
    </style:style>
    <style:style style:name="T45" style:family="text">
      <style:text-properties fo:language="el" fo:country="GR" officeooo:rsid="002bb65e"/>
    </style:style>
    <style:style style:name="T46" style:family="text">
      <style:text-properties fo:language="el" fo:country="GR" officeooo:rsid="00305588"/>
    </style:style>
    <style:style style:name="T47" style:family="text">
      <style:text-properties fo:language="el" fo:country="GR" officeooo:rsid="0031d999"/>
    </style:style>
    <style:style style:name="T48" style:family="text">
      <style:text-properties fo:language="el" fo:country="GR" officeooo:rsid="003446c1"/>
    </style:style>
    <style:style style:name="T49" style:family="text">
      <style:text-properties fo:language="el" fo:country="GR" officeooo:rsid="00372cce"/>
    </style:style>
    <style:style style:name="T50" style:family="text">
      <style:text-properties fo:language="el" fo:country="GR" officeooo:rsid="0038a922"/>
    </style:style>
    <style:style style:name="T51" style:family="text">
      <style:text-properties fo:language="el" fo:country="GR" fo:font-weight="bold" officeooo:rsid="003b06b5" style:font-weight-asian="bold" style:font-weight-complex="bold"/>
    </style:style>
    <style:style style:name="T52" style:family="text">
      <style:text-properties fo:language="el" fo:country="GR" fo:font-weight="bold" officeooo:rsid="0031d999" style:font-weight-asian="bold" style:font-weight-complex="bold"/>
    </style:style>
    <style:style style:name="T53" style:family="text">
      <style:text-properties fo:language="el" fo:country="GR" fo:font-weight="normal" officeooo:rsid="003e043e" style:font-weight-asian="normal" style:font-weight-complex="normal"/>
    </style:style>
    <style:style style:name="T54" style:family="text">
      <style:text-properties fo:language="el" fo:country="GR" fo:font-weight="normal" officeooo:rsid="0040a259" style:font-weight-asian="normal" style:font-weight-complex="normal"/>
    </style:style>
    <style:style style:name="T55" style:family="text">
      <style:text-properties fo:language="el" fo:country="GR" fo:font-weight="normal" officeooo:rsid="00b12a02" style:font-weight-asian="normal" style:font-weight-complex="normal"/>
    </style:style>
    <style:style style:name="T56" style:family="text">
      <style:text-properties fo:language="el" fo:country="GR" fo:font-weight="normal" officeooo:rsid="0096693c" style:font-weight-asian="normal" style:font-weight-complex="normal"/>
    </style:style>
    <style:style style:name="T57" style:family="text">
      <style:text-properties fo:language="el" fo:country="GR" fo:font-weight="normal" officeooo:rsid="00bd0af4" style:font-weight-asian="normal" style:font-weight-complex="normal"/>
    </style:style>
    <style:style style:name="T58" style:family="text">
      <style:text-properties officeooo:rsid="0048a920"/>
    </style:style>
    <style:style style:name="T59" style:family="text">
      <style:text-properties officeooo:rsid="005a4b4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Data Mining</text:p>
      <text:p text:style-name="P1"/>
      <text:p text:style-name="P7">Κατά το στάδιο της προ επεξεργασίας <text:span text:style-name="T42">των δεδομένων </text:span>εφαρμόσαμε διάφορες μεθόδους και πειραματισμούς, ώστε να μπορέσουμε να εξάγουμε <text:span text:style-name="T42">από τα κείμενα</text:span> χαρακτηριστικά <text:span text:style-name="T43">(features)</text:span>, τα οποία θα βοηθήσουν στην μείωση του σφάλματος κατά τη διαδικασία της κατηγοριοποίησης (classisfication) των κειμένων.</text:p>
      <text:p text:style-name="P7"/>
      <text:p text:style-name="P7">- <text:span text:style-name="T58">Απαραίτητη για την ταξινόμηση των κειμένων είναι η εξαγωγή ενός διανύσματος για το κάθε ένα από αυτά (Vectorization). Προτιμήθηκε ο tf-id vectorizer έναντι του count-vectorizer καθώς σε αντίθεση με τον δεύτερο ο οποίος απλά μετράει τις εμφανίσεις κάθε λέξης στο κείμενο και αναθέτει την τιμή στο αντίστοιχο index του διανύσματος, ο tfid vectorizer υπολογίζει τη συχνότητα εμφάνισης κάθε λέξης λαμβάνοντας υπόψιν το συνολικό μέγεθος του αρχείου, παράγοντας έτσι ένα πιο ακριβές και αντιπροσωπευτικό διάνυσμα. </text:span><text:s text:c="2"/></text:p>
      <text:p text:style-name="P8"/>
      <text:p text:style-name="P13"><text:span text:style-name="T5">-</text:span><text:span text:style-name="T22">X</text:span><text:span text:style-name="T6">ρησιμοποιείται η τεχνική “Latent Semantic Indexing” </text:span><text:span text:style-name="T3">(LSI). </text:span><text:span text:style-name="T4">Συγκεκριμένα μέσω του μετασχηματισμού </text:span>TruncatedSVD <text:span text:style-name="T1">επιτυγχάνεται γραμμική μείωση των διαστάσεων των διανυσμάτων που θα χρησιμοποιήσουμε ως χαρακτηριστικά. Ο μετασχηματισμός αυτός εφαρμόζει μια παραλλαγή της αποσύνθεσης μοναδιαίας τιμής (Singular Value Decomposition – SVD) υπολογίζοντας μόνο τις n_components μεγαλύτερες τιμές όπου n_components μεταβλητή παράμετρος. </text:span><text:bookmark text:name="tw-target-text"/><text:span text:style-name="T44">Όταν </text:span><text:span text:style-name="T45">ο μετασχηματισμός αυτός </text:span><text:span text:style-name="T44">εφαρμόζεται σ</text:span><text:span text:style-name="T45">ε πίνακες μορφής term-document matrices</text:span><text:span text:style-name="T44">(όπως επιστρέφονται από τον CountVectorizer ή τον TfidfVectorizer), είναι γνωστός ως λανθάνουσα σημασιολογική ανάλυση (LSA), διότι μετατρέπει τέτοιους πίνακες σε "σημασιολογικό" χώρο χαμηλής διαστάσεων. Συγκεκριμένα, το LSA είναι γνωστό ότι καταπολεμά τα αποτελέσματα της συνωνυμίας (πολλαπλές </text:span><text:span text:style-name="T47">ερμηνείες</text:span><text:span text:style-name="T44"> ανά λέξη), που προκαλ</text:span><text:span text:style-name="T49">εί</text:span><text:span text:style-name="T44"> </text:span><text:span text:style-name="T46">αραιά διανύσματα </text:span><text:span text:style-name="T48">με αποτέλεσμα </text:span><text:span text:style-name="T47">μετρικές όπως η ομοιότητα συνημίτονων </text:span><text:span text:style-name="T50">εφαρμοζόμενες στα διανύσματα αυτά </text:span><text:span text:style-name="T47"><text:s/></text:span><text:span text:style-name="T48">να χάνουν την αποτελεσματικότητα τους.</text:span></text:p>
      <text:p text:style-name="P14"/>
      <text:p text:style-name="P25"><text:span text:style-name="T48">-</text:span><text:span text:style-name="T51">Γράφημα και πινακας.</text:span></text:p>
      <text:p text:style-name="P19"><text:span text:style-name="T32">Από το γράφημα παρατηρούμε πως το καλύτερο accuracy </text:span><text:span text:style-name="T34">(96.64%)</text:span><text:span text:style-name="T32"> επιτυγχάνεται για αριθμό n_components = 500. </text:span><text:span text:style-name="T35">Να σημειωθεί πως η ακρίβεια αυτή προέκυψε με χρήση max_features = 7000, ενώ πειραματιστήκαμε και με διάφορες άλλες τιμές για την παράμετρο αυτή που δεν έ</text:span><text:span text:style-name="T36">δωσαν</text:span><text:span text:style-name="T35"> όμως καλύτερα αποτελέσματα.</text:span></text:p>
      <text:p text:style-name="P18"><text:span text:style-name="T32">Παρατηρώντας το γράφημα συμπεραίνουμε ότι όσο αυξάνεται ο αριθμός των components από 100 έως και 500, υπάρχει αύξηση της ακρίβειας των προβλέψεών μας.</text:span></text:p>
      <text:p text:style-name="P18"><text:span text:style-name="T32">Αυτό μας δείχνει πως αν για παράδειγμα επιλέξουμε 100 μόνο components, μειώνουμε σημαντικά το χρόνο εκτέλεσης του προγράμματος αλλά μειώνουμε επίσης και την ακρίβεια των προβλέψεών μας, καθώς μικραίνοντας</text:span></text:p>
      <text:p text:style-name="P18"><text:span text:style-name="T32">κατά πολύ το μέγεθος των διανυσμάτων, κρατάμε πολύ λίγα από τα χαρακτηριστικά των προτάσεών μας.</text:span></text:p>
      <text:p text:style-name="P18"><text:soft-page-break/><text:span text:style-name="T55">Βλέπουμε επίσης πως για 750 έως 1000 components τα αποτελέσματα είναι αρκετά καλά. Παρόλα αυτά, για n_components = 1000 ο χρόνος εκτέλεσης του προγράμματος αυξάνεται αρκετά.</text:span><text:span text:style-name="T56"> <text:s text:c="4"/></text:span></text:p>
      <text:p text:style-name="P15"/>
      <text:p text:style-name="P26"><text:span text:style-name="T51">- </text:span><text:span text:style-name="T53">Από τα κείμενα επιλέξαμε να αφαιρούμε τις λέξεις οι οποίες </text:span><text:span text:style-name="T54">εμφανίζονται συχνά στην Αγγλική γλώσσα και δεν αποτελούν χαρακτηριστικό και ένδειξη για το περιεχόμενο του κειμένου. Τέτοιες λέξεις είναι άρθρα, σύνδεσμοι αντωνυμίες κλπ αλλά και λέξεις που παρατηρήσαμε στο ερώτημα κατασκευής του wordcoud για κάθε κατηγορία άρθρου, πως εμφανίζονται πολύ συχνά σε όλους τους τύπους κειμένου ανεξαρτήτου της κατηγορίας τους </text:span><text:span text:style-name="T57">(πχ: "government","people","time" ...)</text:span><text:span text:style-name="T54">. </text:span><text:span text:style-name="T57">Η προσπάθεια αυτή φάνηκε πως δεν ήταν ιδιαίτερα χρήσιμη, καθώς παρατηρήθηκε μικρή μείωσω της ακρίβειας.</text:span><text:span text:style-name="T51"> </text:span><text:span text:style-name="T52"><text:s text:c="2"/></text:span></text:p>
      <text:p text:style-name="P2"/>
      <text:p text:style-name="P20">- <text:span text:style-name="T37">Για την βελτιστοποίησης της διαδικασίας εκμάθησης των αλγορίθων και της πρόβλεψης των κατηγοριών, χρησιμοποιήσαμε Pipeline</text:span><text:span text:style-name="T7">. Με τον τρόπο αυτόν τα βήματα </text:span><text:span text:style-name="T38">V</text:span><text:span text:style-name="T7">ectorization, </text:span><text:span text:style-name="T38">T</text:span><text:span text:style-name="T7">ransformation, </text:span><text:span text:style-name="T38">T</text:span><text:span text:style-name="T7">runcatedsvd, “πακετάρονται” <text:s/>και εκτελούνται με ορισμένη σειρά στο pipeline με μοναδικό στοιχείο που διαφοροποιεί κάθε μια κλήση της συνάρτησης το είδος του ταξινομιτή που δίνεται σαν τε</text:span><text:span text:style-name="T8">λ</text:span><text:span text:style-name="T7">ευταίο όρισμα της.</text:span></text:p>
      <text:p text:style-name="P9"/>
      <text:p text:style-name="P3"><text:span text:style-name="T7">-</text:span><text:span text:style-name="T9">Αναφορικά με τον SVM ταξινομιτή, </text:span><text:span text:style-name="T10">η επιλογή των υπερ-παραμέτρων γίνεται με τη χρήση της GridSearch συνάρτησης. Δεχόμενη ώς όρισμα ένα Dictionary διαφορετικών επιλογών για τις C, Kernel και gamma παραμέτρους επιλέγεται ο συνδ</text:span><text:span text:style-name="T12">υ</text:span><text:span text:style-name="T10">ασμός των τιμών των παραμέτρων για τον οποίο πετυχαίνουμε το μικρότερο σφάλμα. </text:span><text:span text:style-name="T11">Η διαδικασία είναι χρονοβόρα οπότε έχει </text:span><text:span text:style-name="T39">σχολιαστεί στη συνάρτηση main του αρχείου main.py </text:span><text:span text:style-name="T11">και οι βέλτιστες τιμές που προέκυψαν από αυτή έχουν </text:span><text:span text:style-name="T39">δοθεί</text:span><text:span text:style-name="T11"> ως υπερ-παράμετροι τ</text:span><text:span text:style-name="T13">ης</text:span><text:span text:style-name="T11"> SVM </text:span><text:span text:style-name="T13">συνάρτησης</text:span><text:span text:style-name="T11"> που τελικά εκτελείται.</text:span></text:p>
      <text:p text:style-name="P10"/>
      <text:p text:style-name="P4"><text:span text:style-name="T11">- </text:span><text:span text:style-name="T10">Ό</text:span><text:span text:style-name="T14">σον αφορά τη δική μας υλοποίηση του KNN έχει οριστεί συνάρτηση KNN </text:span><text:span text:style-name="T15">η οποία ταξινομεί τα κείμενα βάσει των 7 πλησιέστερων γειτόνων τους. Δεν χρησιμοποιούμε pipeline οπότε αρχικά πραγματοποιούμε vectorization, transformation και εφαρμόζουμε truncated_svd για τα train και predict σετ. </text:span><text:span text:style-name="T16">Στη συνεχεία υπολογίζουμε για κάθε ένα στοιχείο του predict σετ τις 7 κοντινότερες αποστάσεις, </text:span><text:span text:style-name="T19">μέσω της συνάρτησης </text:span><text:span text:style-name="T16"><text:s/></text:span><text:span text:style-name="T18">calculate_distances </text:span><text:span text:style-name="T16">όπως προκύπτουν μετά από ταξινόμιση κατά αύξουσα σειρά όλων των αποστάσεων. </text:span><text:span text:style-name="T23">A</text:span><text:span text:style-name="T16">ποφασίζουμε εν τέλει που θα κατατάξουμε το στοιχείο με κριτήριο majority voting δηλαδή βάσει της κατηγορίας στην οποία ανήκει η πλειοψηφία των 7 αυτών κοντινότερων επιλογών. </text:span><text:span text:style-name="T18">Συγκεκριμένα πρώτα υπολογίζονται και τοποθετούνται σε ένα Dictionary οι εμφανίσεις κάθε κατηγορίας στα 7 αποτελέσματα που επέστρεψε η συνάρτηση calculate_distances, έπειτα η δομή ταξινομείται </text:span><text:span text:style-name="T20">κάτα φθίνουσα σειρά </text:span><text:span text:style-name="T18"><text:s/>και τελος επιλέγουμε την πρώτη θέση την κατηγορία δηλαδή που αποτελεί την πιο συχνα εμφανιζόμενη μεταξύ των 7 κοντινότρων γειτόνων. </text:span><text:span text:style-name="T16"><text:s/></text:span><text:span text:style-name="T17">Ως μετρική για τον υπολογισμό των αποστάσεων μεταξύ των διανυσμάτων δοκιμάστηκε τόσο η ευκλείδεια απόσταση (</text:span><text:span text:style-name="T40">Εu</text:span><text:span text:style-name="T17">klid</text:span><text:span text:style-name="T40">e</text:span><text:span text:style-name="T17">an distance) όσο και η ομοιότητα συνημίτονων (</text:span><text:span text:style-name="T41">C</text:span><text:span text:style-name="T17">osine similarity) με τη δεύτερη να πετυχαίνει ελαφρώς καλύτερα αποτελέσματα.</text:span></text:p>
      <text:p text:style-name="P11"><text:soft-page-break/></text:p>
      <text:p text:style-name="P5"><text:span text:style-name="T17">- </text:span><text:span text:style-name="T24">Για την αξιολόγηση της απόδοσης κάθε μεθόδου κατηγοριοποίησης υλοποιήθηκε μια Κ-fold-validation </text:span><text:span text:style-name="T25">συνάρτηση. </text:span><text:span text:style-name="T26">Η συνάρτηση αναλόγως της τιμής της παραμέτρου</text:span></text:p>
      <text:p text:style-name="P17"><text:span text:style-name="T26">folds που στην υλοποίηση μας έχει τιμή 10, διαμερίζει τα δεδομένα προς κατηγοριοποίηση σε </text:span><text:span text:style-name="T27">Κ</text:span><text:span text:style-name="T26"> σετ από τα οποία τα </text:span><text:span text:style-name="T28">Κ-1</text:span><text:span text:style-name="T26"> χρησιμοποιούνται για την εκπαίδευση του εκάστοτε κατηγοριοποιητή (training set) ενώ το 1 που απομένει αποτελεί το test set, και χρησιμοποιείται για τον έλεγχο της απόδοσης του </text:span><text:span text:style-name="T29">κάθε</text:span><text:span text:style-name="T26"> αλγορίθμου. Η διαδικασία επαναλαμβάνεται </text:span><text:span text:style-name="T30">Κ </text:span><text:span text:style-name="T26">φορές και σε κάθε επανάληψη υπολογίζονται οι μετρικές Precision, Recall, F-measure και Accuracy βασιζόμενοι στην i-οστή διαμέριση του data set ως </text:span><text:span text:style-name="T32">test</text:span><text:span text:style-name="T26"> set και χρησιμοποιώντας τις υπόλοιπες για εκπαίδευση. Με τον τρόπο αυτό όλες οι διαμερίσεις θα χρησιμοποιηθούν για </text:span><text:span text:style-name="T33">test</text:span><text:span text:style-name="T26"> και ο τελικός υπολογισμός των μετρικών απόδοσης θα προκύψει ώς ο μέσος όρος των </text:span><text:span text:style-name="T31">επιμέρους </text:span><text:span text:style-name="T26">υπολογισμών σε κάθε επανάληψη. </text:span><text:span text:style-name="T24"><text:s/></text:span></text:p>
      <text:p text:style-name="P11"/>
      <text:p text:style-name="P6"><text:span text:style-name="T17">-</text:span><text:span text:style-name="T21">Σημαντικές εκκρεμότητες</text:span></text:p>
      <text:p text:style-name="P6"><text:span text:style-name="T21">--συνδυασμός classifiers</text:span><text:span text:style-name="T17"> <text:s text:c="3"/></text:span></text:p>
      <text:p text:style-name="P22"><text:span text:style-name="T17">--τί</text:span><text:span text:style-name="T2">τλος</text:span></text:p>
      <text:p text:style-name="P23"><text:span text:style-name="T17">--u</text:span><text:span text:style-name="T2">nseen predict</text:span></text:p>
      <text:p text:style-name="P24"><text:span text:style-name="T2">--stemming</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0:54:08.907468491</meta:creation-date>
    <dc:date>2018-04-28T16:53:08.365886068</dc:date>
    <meta:editing-duration>PT3H44M39S</meta:editing-duration>
    <meta:editing-cycles>88</meta:editing-cycles>
    <meta:generator>LibreOffice/5.1.6.2$Linux_X86_64 LibreOffice_project/10m0$Build-2</meta:generator>
    <meta:document-statistic meta:table-count="0" meta:image-count="0" meta:object-count="0" meta:page-count="3" meta:paragraph-count="21" meta:word-count="899" meta:character-count="6438" meta:non-whitespace-character-count="5541"/>
  </office:meta>
</office:document-meta>
</file>